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 Antiqua" svg:font-family="'Book Antiqua'"/>
    <style:font-face style:name="Courier New" svg:font-family="'Courier New'"/>
    <style:font-face style:name="Garamond" svg:font-family="Garamond"/>
    <style:font-face style:name="Liberation Sans" svg:font-family="'Liberation Sans'"/>
    <style:font-face style:name="Tahoma" svg:font-family="Tahoma"/>
    <style:font-face style:name="Verdana" svg:font-family="Verdana"/>
    <style:font-face style:name="FreeSerif" svg:font-family="FreeSerif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3049in" fo:margin-left="-0.0049in" fo:margin-right="0in" table:align="margins" style:writing-mode="lr-tb"/>
    </style:style>
    <style:style style:name="Table1.A" style:family="table-column">
      <style:table-column-properties style:column-width="6.3049in" style:rel-column-width="65535*"/>
    </style:style>
    <style:style style:name="Table2" style:family="table">
      <style:table-properties style:width="6.3049in" fo:margin-left="-0.0049in" fo:margin-right="0in" table:align="margins" style:writing-mode="lr-tb"/>
    </style:style>
    <style:style style:name="Table2.A" style:family="table-column">
      <style:table-column-properties style:column-width="6.3049in" style:rel-column-width="65535*"/>
    </style:style>
    <style:style style:name="Table3" style:family="table">
      <style:table-properties style:width="6.3049in" fo:margin-left="-0.0049in" fo:margin-right="0in" table:align="margins" style:writing-mode="lr-tb"/>
    </style:style>
    <style:style style:name="Table3.A" style:family="table-column">
      <style:table-column-properties style:column-width="6.3049in" style:rel-column-width="65535*"/>
    </style:style>
    <style:style style:name="Table4" style:family="table">
      <style:table-properties style:width="6.3in" fo:margin-left="0in" fo:margin-right="0in" table:align="margins" style:writing-mode="lr-tb"/>
    </style:style>
    <style:style style:name="Table4.A" style:family="table-column">
      <style:table-column-properties style:column-width="3.15in" style:rel-column-width="32767*"/>
    </style:style>
    <style:style style:name="Table4.B" style:family="table-column">
      <style:table-column-properties style:column-width="3.15in" style:rel-column-width="32768*"/>
    </style:style>
    <style:style style:name="Table5" style:family="table">
      <style:table-properties style:width="6.3in" table:align="margins" style:writing-mode="lr-tb"/>
    </style:style>
    <style:style style:name="Table5.A" style:family="table-column">
      <style:table-column-properties style:column-width="2.1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align="justify" style:justify-single-word="false" fo:text-indent="5.2173in" style:auto-text-indent="false"/>
    </style:style>
    <style:style style:name="P2" style:family="paragraph" style:parent-style-name="Standard">
      <style:paragraph-properties fo:background-color="#ffffff" fo:padding-left="0.0555in" fo:padding-right="0in" fo:padding-top="0.0138in" fo:padding-bottom="0in" fo:border="0.51pt solid #00000a">
        <style:tab-stops>
          <style:tab-stop style:position="1.9689in"/>
          <style:tab-stop style:position="2.5591in"/>
          <style:tab-stop style:position="3.1492in"/>
          <style:tab-stop style:position="3.6417in"/>
          <style:tab-stop style:position="4.2327in"/>
          <style:tab-stop style:position="4.7244in"/>
          <style:tab-stop style:position="5.3154in"/>
        </style:tab-stops>
        <style:background-image/>
      </style:paragraph-properties>
    </style:style>
    <style:style style:name="P3" style:family="paragraph" style:parent-style-name="Standard">
      <style:text-properties style:font-name="Arial" fo:font-size="14pt" fo:language="en" fo:country="US" fo:font-weight="bold"/>
    </style:style>
    <style:style style:name="P4" style:family="paragraph" style:parent-style-name="Standard">
      <style:text-properties style:font-name="Arial" fo:font-size="14pt" fo:language="en" fo:country="GB"/>
    </style:style>
    <style:style style:name="P5" style:family="paragraph" style:parent-style-name="Standard">
      <style:text-properties style:font-name="Arial" fo:language="en" fo:country="US"/>
    </style:style>
    <style:style style:name="P6" style:family="paragraph" style:parent-style-name="Standard">
      <style:paragraph-properties fo:text-align="justify" style:justify-single-word="false"/>
      <style:text-properties style:font-name="Arial" fo:language="en" fo:country="US"/>
    </style:style>
    <style:style style:name="P7" style:family="paragraph" style:parent-style-name="Standard">
      <style:paragraph-properties fo:text-align="justify" style:justify-single-word="false" fo:orphans="2" fo:widows="2"/>
      <style:text-properties style:font-name="Arial" fo:language="en" fo:country="US"/>
    </style:style>
    <style:style style:name="P8" style:family="paragraph" style:parent-style-name="Standard">
      <style:paragraph-properties fo:orphans="2" fo:widows="2"/>
      <style:text-properties style:font-name="Arial" fo:language="en" fo:country="US"/>
    </style:style>
    <style:style style:name="P9" style:family="paragraph" style:parent-style-name="Standard">
      <style:text-properties style:font-name="Arial" fo:language="en" fo:country="US" fo:font-weight="bold"/>
    </style:style>
    <style:style style:name="P10" style:family="paragraph" style:parent-style-name="Standard">
      <style:paragraph-properties fo:text-align="start" style:justify-single-word="false"/>
      <style:text-properties style:font-name="Arial" fo:language="en" fo:country="US" fo:font-weight="bold"/>
    </style:style>
    <style:style style:name="P11" style:family="paragraph" style:parent-style-name="Standard">
      <style:paragraph-properties fo:orphans="2" fo:widows="2"/>
      <style:text-properties style:font-name="Arial" fo:language="en" fo:country="US" fo:font-weight="bold"/>
    </style:style>
    <style:style style:name="P12" style:family="paragraph" style:parent-style-name="Standard">
      <style:paragraph-properties fo:text-align="justify" style:justify-single-word="false"/>
      <style:text-properties style:font-name="Arial" fo:language="en" fo:country="US" fo:font-weight="bold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text-properties fo:color="#ffffff" style:font-name="Arial" fo:font-size="14pt" fo:language="en" fo:country="US" fo:font-weight="bold"/>
    </style:style>
    <style:style style:name="P15" style:family="paragraph" style:parent-style-name="Standard">
      <style:text-properties officeooo:rsid="0015cacc" officeooo:paragraph-rsid="0015cacc"/>
    </style:style>
    <style:style style:name="P16" style:family="paragraph" style:parent-style-name="Standard">
      <style:text-properties officeooo:rsid="0015cacc" officeooo:paragraph-rsid="00320045"/>
    </style:style>
    <style:style style:name="P17" style:family="paragraph" style:parent-style-name="Standard">
      <style:text-properties officeooo:rsid="0005228a" officeooo:paragraph-rsid="002424be"/>
    </style:style>
    <style:style style:name="P18" style:family="paragraph" style:parent-style-name="Header">
      <style:paragraph-properties fo:orphans="2" fo:widows="2"/>
      <style:text-properties fo:font-size="8pt" fo:language="en" fo:country="GB" fo:font-style="italic"/>
    </style:style>
    <style:style style:name="P19" style:family="paragraph" style:parent-style-name="Header">
      <style:paragraph-properties fo:orphans="2" fo:widows="2"/>
      <style:text-properties style:font-name="Arial" fo:language="en" fo:country="US" fo:font-weight="bold"/>
    </style:style>
    <style:style style:name="P20" style:family="paragraph" style:parent-style-name="Header">
      <style:paragraph-properties fo:orphans="2" fo:widows="2"/>
      <style:text-properties style:font-name="Arial" fo:language="en" fo:country="US"/>
    </style:style>
    <style:style style:name="P21" style:family="paragraph" style:parent-style-name="Footer">
      <style:paragraph-properties fo:break-before="page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break-before="page"/>
      <style:text-properties fo:color="#ffffff" fo:font-size="14pt" fo:language="en" fo:country="US" fo:font-weight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language="en" fo:country="US" fo:font-weight="bold"/>
    </style:style>
    <style:style style:name="P25" style:family="paragraph" style:parent-style-name="nieuwsbrief_20_kopje">
      <style:text-properties fo:font-variant="normal" fo:text-transform="none" style:font-name="Arial" fo:font-size="10pt" fo:language="en" fo:country="US"/>
    </style:style>
    <style:style style:name="P26" style:family="paragraph" style:parent-style-name="nieuwsbrief_20_kopje">
      <style:text-properties fo:font-variant="normal" fo:text-transform="none" fo:language="en" fo:country="US"/>
    </style:style>
    <style:style style:name="P27" style:family="paragraph" style:parent-style-name="Standard">
      <style:paragraph-properties fo:margin-top="0.0626in" fo:margin-bottom="0.0374in" loext:contextual-spacing="false" fo:break-before="page">
        <style:tab-stops>
          <style:tab-stop style:position="-0.7866in"/>
          <style:tab-stop style:position="-0.3917in"/>
          <style:tab-stop style:position="0in"/>
          <style:tab-stop style:position="0.3929in"/>
          <style:tab-stop style:position="0.7866in"/>
          <style:tab-stop style:position="1.1807in"/>
          <style:tab-stop style:position="1.5744in"/>
          <style:tab-stop style:position="1.9689in"/>
          <style:tab-stop style:position="2.3618in"/>
          <style:tab-stop style:position="2.7563in"/>
          <style:tab-stop style:position="3.148in"/>
          <style:tab-stop style:position="3.5429in"/>
          <style:tab-stop style:position="3.9354in"/>
          <style:tab-stop style:position="4.3307in"/>
          <style:tab-stop style:position="4.7244in"/>
          <style:tab-stop style:position="5.1189in"/>
          <style:tab-stop style:position="5.5102in"/>
          <style:tab-stop style:position="5.9063in"/>
          <style:tab-stop style:position="6.298in"/>
          <style:tab-stop style:position="6.6917in"/>
          <style:tab-stop style:position="7.0854in"/>
          <style:tab-stop style:position="7.4791in"/>
          <style:tab-stop style:position="7.8744in"/>
          <style:tab-stop style:position="8.2665in"/>
          <style:tab-stop style:position="8.6602in"/>
          <style:tab-stop style:position="9.0543in"/>
          <style:tab-stop style:position="9.448in"/>
          <style:tab-stop style:position="9.8417in"/>
          <style:tab-stop style:position="10.2354in"/>
          <style:tab-stop style:position="10.6291in"/>
          <style:tab-stop style:position="11.0228in"/>
          <style:tab-stop style:position="11.4165in"/>
          <style:tab-stop style:position="11.8102in"/>
        </style:tab-stops>
      </style:paragraph-properties>
      <style:text-properties style:font-name="Arial" fo:font-size="9pt" fo:language="en" fo:country="US"/>
    </style:style>
    <style:style style:name="P28" style:family="paragraph" style:parent-style-name="Standard">
      <style:paragraph-properties fo:margin-top="0.0626in" fo:margin-bottom="0.0374in" loext:contextual-spacing="false" fo:text-align="center" style:justify-single-word="false" fo:break-before="page">
        <style:tab-stops>
          <style:tab-stop style:position="-0.7866in"/>
          <style:tab-stop style:position="-0.3917in"/>
          <style:tab-stop style:position="0in"/>
          <style:tab-stop style:position="0.3929in"/>
          <style:tab-stop style:position="0.7866in"/>
          <style:tab-stop style:position="1.1807in"/>
          <style:tab-stop style:position="1.5744in"/>
          <style:tab-stop style:position="1.9689in"/>
          <style:tab-stop style:position="2.3618in"/>
          <style:tab-stop style:position="2.7563in"/>
          <style:tab-stop style:position="3.148in"/>
          <style:tab-stop style:position="3.5429in"/>
          <style:tab-stop style:position="3.9354in"/>
          <style:tab-stop style:position="4.3307in"/>
          <style:tab-stop style:position="4.7244in"/>
          <style:tab-stop style:position="5.1189in"/>
          <style:tab-stop style:position="5.5102in"/>
          <style:tab-stop style:position="5.9063in"/>
          <style:tab-stop style:position="6.298in"/>
          <style:tab-stop style:position="6.6917in"/>
          <style:tab-stop style:position="7.0854in"/>
          <style:tab-stop style:position="7.4791in"/>
          <style:tab-stop style:position="7.8744in"/>
          <style:tab-stop style:position="8.2665in"/>
          <style:tab-stop style:position="8.6602in"/>
          <style:tab-stop style:position="9.0543in"/>
          <style:tab-stop style:position="9.448in"/>
          <style:tab-stop style:position="9.8417in"/>
          <style:tab-stop style:position="10.2354in"/>
          <style:tab-stop style:position="10.6291in"/>
          <style:tab-stop style:position="11.0228in"/>
          <style:tab-stop style:position="11.4165in"/>
          <style:tab-stop style:position="11.8102in"/>
        </style:tab-stops>
      </style:paragraph-properties>
      <style:text-properties style:font-name="Arial" fo:font-size="9pt" fo:language="en" fo:country="US"/>
    </style:style>
    <style:style style:name="P29" style:family="paragraph" style:parent-style-name="Standard">
      <style:paragraph-properties fo:margin-top="0.0626in" fo:margin-bottom="0.0374in" loext:contextual-spacing="false" fo:text-align="center" style:justify-single-word="false">
        <style:tab-stops>
          <style:tab-stop style:position="-0.7866in"/>
          <style:tab-stop style:position="-0.3917in"/>
          <style:tab-stop style:position="0in"/>
          <style:tab-stop style:position="0.3929in"/>
          <style:tab-stop style:position="0.7866in"/>
          <style:tab-stop style:position="1.1807in"/>
          <style:tab-stop style:position="1.5744in"/>
          <style:tab-stop style:position="1.9689in"/>
          <style:tab-stop style:position="2.3618in"/>
          <style:tab-stop style:position="2.7563in"/>
          <style:tab-stop style:position="3.148in"/>
          <style:tab-stop style:position="3.5429in"/>
          <style:tab-stop style:position="3.9354in"/>
          <style:tab-stop style:position="4.3307in"/>
          <style:tab-stop style:position="4.7244in"/>
          <style:tab-stop style:position="5.1189in"/>
          <style:tab-stop style:position="5.5102in"/>
          <style:tab-stop style:position="5.9063in"/>
          <style:tab-stop style:position="6.298in"/>
          <style:tab-stop style:position="6.6917in"/>
          <style:tab-stop style:position="7.0854in"/>
          <style:tab-stop style:position="7.4791in"/>
          <style:tab-stop style:position="7.8744in"/>
          <style:tab-stop style:position="8.2665in"/>
          <style:tab-stop style:position="8.6602in"/>
          <style:tab-stop style:position="9.0543in"/>
          <style:tab-stop style:position="9.448in"/>
          <style:tab-stop style:position="9.8417in"/>
          <style:tab-stop style:position="10.2354in"/>
          <style:tab-stop style:position="10.6291in"/>
          <style:tab-stop style:position="11.0228in"/>
          <style:tab-stop style:position="11.4165in"/>
          <style:tab-stop style:position="11.8102in"/>
        </style:tab-stops>
      </style:paragraph-properties>
      <style:text-properties style:font-name="Arial" fo:font-size="9pt" fo:language="en" fo:country="US"/>
    </style:style>
    <style:style style:name="P30" style:family="paragraph" style:parent-style-name="Standard">
      <style:paragraph-properties fo:margin-top="0.0626in" fo:margin-bottom="0.0374in" loext:contextual-spacing="false">
        <style:tab-stops>
          <style:tab-stop style:position="-0.7866in"/>
          <style:tab-stop style:position="-0.3917in"/>
          <style:tab-stop style:position="0in"/>
          <style:tab-stop style:position="0.3929in"/>
          <style:tab-stop style:position="0.7866in"/>
          <style:tab-stop style:position="1.1807in"/>
          <style:tab-stop style:position="1.5744in"/>
          <style:tab-stop style:position="1.9689in"/>
          <style:tab-stop style:position="2.3618in"/>
          <style:tab-stop style:position="2.7563in"/>
          <style:tab-stop style:position="3.148in"/>
          <style:tab-stop style:position="3.5429in"/>
          <style:tab-stop style:position="3.9354in"/>
          <style:tab-stop style:position="4.3307in"/>
          <style:tab-stop style:position="4.7244in"/>
          <style:tab-stop style:position="5.1189in"/>
          <style:tab-stop style:position="5.5102in"/>
          <style:tab-stop style:position="5.9063in"/>
          <style:tab-stop style:position="6.298in"/>
          <style:tab-stop style:position="6.6917in"/>
          <style:tab-stop style:position="7.0854in"/>
          <style:tab-stop style:position="7.4791in"/>
          <style:tab-stop style:position="7.8744in"/>
          <style:tab-stop style:position="8.2665in"/>
          <style:tab-stop style:position="8.6602in"/>
          <style:tab-stop style:position="9.0543in"/>
          <style:tab-stop style:position="9.448in"/>
          <style:tab-stop style:position="9.8417in"/>
          <style:tab-stop style:position="10.2354in"/>
          <style:tab-stop style:position="10.6291in"/>
          <style:tab-stop style:position="11.0228in"/>
          <style:tab-stop style:position="11.4165in"/>
          <style:tab-stop style:position="11.8102in"/>
        </style:tab-stops>
      </style:paragraph-properties>
      <style:text-properties style:font-name="Arial" fo:font-size="9pt" fo:language="en" fo:country="US"/>
    </style:style>
    <style:style style:name="P31" style:family="paragraph" style:parent-style-name="nieuwsbrief_20_kopje">
      <style:paragraph-properties fo:margin-top="0.0835in" fo:margin-bottom="0in" loext:contextual-spacing="false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Arial" fo:language="en" fo:country="US" fo:font-weight="bold"/>
    </style:style>
    <style:style style:name="P33" style:family="paragraph" style:parent-style-name="Heading_20_5">
      <style:text-properties fo:language="en" fo:country="US"/>
    </style:style>
    <style:style style:name="P34" style:family="paragraph" style:parent-style-name="Standard" style:list-style-name="L1">
      <style:text-properties officeooo:rsid="00168afd" officeooo:paragraph-rsid="00168afd"/>
    </style:style>
    <style:style style:name="P35" style:family="paragraph" style:parent-style-name="Standard" style:list-style-name="L1">
      <style:text-properties officeooo:rsid="0017ad49" officeooo:paragraph-rsid="0017ad49"/>
    </style:style>
    <style:style style:name="P36" style:family="paragraph" style:parent-style-name="Standard" style:list-style-name="L1">
      <style:text-properties officeooo:rsid="0021c4a7" officeooo:paragraph-rsid="0021c4a7"/>
    </style:style>
    <style:style style:name="P37" style:family="paragraph" style:parent-style-name="Standard" style:list-style-name="L2"/>
    <style:style style:name="P38" style:family="paragraph" style:parent-style-name="Standard" style:list-style-name="L2">
      <style:text-properties officeooo:paragraph-rsid="0034db64"/>
    </style:style>
    <style:style style:name="P39" style:family="paragraph" style:parent-style-name="Standard">
      <style:text-properties officeooo:rsid="001be27c" officeooo:paragraph-rsid="001be27c"/>
    </style:style>
    <style:style style:name="P40" style:family="paragraph" style:parent-style-name="Standard">
      <style:text-properties officeooo:rsid="003a84e5" officeooo:paragraph-rsid="003a84e5"/>
    </style:style>
    <style:style style:name="P41" style:family="paragraph" style:parent-style-name="Table_20_Contents">
      <style:text-properties officeooo:rsid="003c8ce2" officeooo:paragraph-rsid="003c8ce2"/>
    </style:style>
    <style:style style:name="P42" style:family="paragraph" style:parent-style-name="Table_20_Contents">
      <style:text-properties officeooo:rsid="003e8719" officeooo:paragraph-rsid="003e8719"/>
    </style:style>
    <style:style style:name="P43" style:family="paragraph" style:parent-style-name="Table_20_Contents">
      <style:text-properties officeooo:rsid="003e8719" officeooo:paragraph-rsid="003fb3b3"/>
    </style:style>
    <style:style style:name="P44" style:family="paragraph" style:parent-style-name="Table_20_Contents">
      <style:text-properties officeooo:rsid="003fb3b3" officeooo:paragraph-rsid="003fb3b3"/>
    </style:style>
    <style:style style:name="T1" style:family="text">
      <style:text-properties fo:font-size="20pt" fo:language="en" fo:country="US" fo:font-weight="bold"/>
    </style:style>
    <style:style style:name="T2" style:family="text">
      <style:text-properties fo:font-size="20pt" fo:language="en" fo:country="US" fo:font-style="italic"/>
    </style:style>
    <style:style style:name="T3" style:family="text">
      <style:text-properties fo:font-size="20pt" fo:language="en" fo:country="US" fo:font-style="italic" fo:font-weight="bold"/>
    </style:style>
    <style:style style:name="T4" style:family="text">
      <style:text-properties fo:font-size="18pt" fo:language="en" fo:country="US" fo:font-style="italic"/>
    </style:style>
    <style:style style:name="T5" style:family="text">
      <style:text-properties style:font-name="Arial" fo:language="en" fo:country="US"/>
    </style:style>
    <style:style style:name="T6" style:family="text">
      <style:text-properties style:font-name="Arial" fo:language="en" fo:country="US" fo:font-weight="bold"/>
    </style:style>
    <style:style style:name="T7" style:family="text">
      <style:text-properties style:font-name="Arial" fo:font-size="8pt" fo:language="en" fo:country="US" fo:font-weight="bold"/>
    </style:style>
    <style:style style:name="T8" style:family="text">
      <style:text-properties fo:font-variant="normal" fo:text-transform="none" style:font-name="Arial" fo:font-size="10pt" fo:language="en" fo:country="US"/>
    </style:style>
    <style:style style:name="T9" style:family="text">
      <style:text-properties fo:font-variant="normal" fo:text-transform="none" style:font-name="Arial" fo:font-size="10pt" fo:language="en" fo:country="US" fo:font-weight="normal"/>
    </style:style>
    <style:style style:name="T10" style:family="text">
      <style:text-properties fo:font-style="italic"/>
    </style:style>
    <style:style style:name="T11" style:family="text">
      <style:text-properties officeooo:rsid="0005228a"/>
    </style:style>
    <style:style style:name="T12" style:family="text">
      <style:text-properties officeooo:rsid="00118ab4"/>
    </style:style>
    <style:style style:name="T13" style:family="text">
      <style:text-properties officeooo:rsid="00151490"/>
    </style:style>
    <style:style style:name="T14" style:family="text">
      <style:text-properties officeooo:rsid="001623ae"/>
    </style:style>
    <style:style style:name="T15" style:family="text">
      <style:text-properties officeooo:rsid="0017ee64"/>
    </style:style>
    <style:style style:name="T16" style:family="text">
      <style:text-properties officeooo:rsid="001ebc66"/>
    </style:style>
    <style:style style:name="T17" style:family="text">
      <style:text-properties officeooo:rsid="002041ec"/>
    </style:style>
    <style:style style:name="T18" style:family="text">
      <style:text-properties officeooo:rsid="0023911c"/>
    </style:style>
    <style:style style:name="T19" style:family="text">
      <style:text-properties officeooo:rsid="0024eee4"/>
    </style:style>
    <style:style style:name="T20" style:family="text">
      <style:text-properties officeooo:rsid="0028c109"/>
    </style:style>
    <style:style style:name="T21" style:family="text">
      <style:text-properties officeooo:rsid="002bcda3"/>
    </style:style>
    <style:style style:name="T22" style:family="text">
      <style:text-properties officeooo:rsid="002d0c8c"/>
    </style:style>
    <style:style style:name="T23" style:family="text">
      <style:text-properties fo:font-weight="bold" officeooo:rsid="001623ae" style:font-weight-asian="bold" style:font-weight-complex="bold"/>
    </style:style>
    <style:style style:name="T24" style:family="text">
      <style:text-properties officeooo:rsid="0034db64"/>
    </style:style>
    <style:style style:name="T25" style:family="text">
      <style:text-properties officeooo:rsid="003603fb"/>
    </style:style>
    <style:style style:name="T26" style:family="text">
      <style:text-properties officeooo:rsid="0038c6d9"/>
    </style:style>
    <style:style style:name="T27" style:family="text">
      <style:text-properties officeooo:rsid="003a84e5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03a84e5"/>
    </style:style>
    <style:style style:name="T30" style:family="text">
      <style:text-properties officeooo:rsid="003d2d10"/>
    </style:style>
    <style:style style:name="T31" style:family="text">
      <style:text-properties officeooo:rsid="003fb3b3"/>
    </style:style>
    <style:style style:name="T32" style:family="text">
      <style:text-properties officeooo:rsid="0040fef5"/>
    </style:style>
    <style:style style:name="T33" style:family="text">
      <style:text-properties officeooo:rsid="0042cf3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min-label-width="0.3in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format="1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1" table:style-name="Table1">
          <table:table-column table:style-name="Table1.A"/>
          <table:table-row>
            <table:table-cell office:value-type="string">
              <text:p text:style-name="P14">Basic details</text:p>
            </table:table-cell>
          </table:table-row>
        </table:table>
        <text:p text:style-name="P22"/>
        <text:p text:style-name="P26"/>
        <text:p text:style-name="P11">1. Details of applicant(s)</text:p>
        <text:p text:style-name="P8">Name: Richel Bilderbeek</text:p>
        <text:p text:style-name="P20">E-mail: richel@richelbilderbeek.nl</text:p>
        <text:p text:style-name="P19"/>
        <text:p text:style-name="P19">2. Intended supervisor</text:p>
        <text:p text:style-name="P20"/>
        <text:p text:style-name="P8">Titles, initials, first name, surname:<text:tab/></text:p>
        <text:p text:style-name="P8">Host institution<text:tab/><text:tab/><text:tab/><text:tab/></text:p>
        <text:p text:style-name="P20"/>
        <text:p text:style-name="P11">3. Title of research project </text:p>
        <text:p text:style-name="Standard"><text:span text:style-name="T12">Multi</text:span>-step versus joint inference methods: does the difference matter?</text:p>
        <text:p text:style-name="Standard"/>
        <text:p text:style-name="Standard"><text:span text:style-name="T6">4.</text:span><text:span text:style-name="T5"> </text:span><text:span text:style-name="T6">Summary of research idea (max. 50 words!)</text:span></text:p>
        <text:p text:style-name="Standard"><text:span text:style-name="T28">The estimation of parameters of species communities can be done by a multi-step process or a joint-inference Bayesian analysis. The latter being a cleaner approach, it is computational more expensive. This research investigates if this expense </text:span><text:span text:style-name="T29">is vital. The ultimate question is to know what we can learn from phylogenies.</text:span></text:p>
        <text:p text:style-name="Standard"/>
        <table:table table:name="Table2" table:style-name="Table2">
          <table:table-column table:style-name="Table2.A"/>
          <table:table-row>
            <table:table-cell office:value-type="string">
              <text:p text:style-name="P33">Research proposal</text:p>
            </table:table-cell>
          </table:table-row>
        </table:table>
        <text:p text:style-name="P8"/>
        <text:p text:style-name="Heading_20_1"><text:span text:style-name="T6">5. Brief description of research proposal </text:span><text:span text:style-name="T7">(maximum 1500 words for 5a to 5d; strive for ≤1200 words)</text:span></text:p>
        <text:p text:style-name="Heading_20_1"/>
        <text:p text:style-name="Standard">Parameters of species communities can be estimated from molecular data in multiple ways. This research tries to find the simplest, but not simpler, way to confidently estimate these pararameters.</text:p>
        <text:p text:style-name="Standard"/>
        <text:p text:style-name="Heading_20_1">5a. Introduction and scientific background</text:p>
        <text:p text:style-name="Heading_20_1"/>
        <text:p text:style-name="Standard">Phylogenies are increasingly used as an instrument to estimate variables of species communities, for example speciation rate (<text:span text:style-name="T32">Nee (2001), </text:span>Etienne et al. <text:span text:style-name="T33">(</text:span>2014<text:span text:style-name="T33">)</text:span>). These variables, in turn, may be used by policy makers. Incorrect estimation might thus have consequences in nature conservation.</text:p>
        <text:p text:style-name="Standard"/>
        <text:p text:style-name="Standard">Estimating these parameters can be a multi-step process: first molecular data is aligned, then the best alignment is used to create a phylogeny. <text:span text:style-name="T18">The best phylogeny then</text:span> is used to estimate a parameter. An alternative is doing a joint Bayesian inference, <text:span text:style-name="T11">in which all steps are evaluated at the same time, never settling for a single best.</text:span></text:p>
        <text:p text:style-name="Standard"/>
        <text:p text:style-name="P17">It has already been shown by Wong et al. (2008) that discarding the uncertainty of an alignment results in different resulting best phylogenies. Doing a joint-inference from molecular data to both alignment and phylogeny can be done, but according to Drummond et al. <text:span text:style-name="T20">(in preparation)</text:span>, the extra computational effort cannot be justified in most cases.</text:p>
        <text:p text:style-name="Standard"><text:soft-page-break/></text:p>
        <text:p text:style-name="P16">This research starts from an assumed <text:span text:style-name="T19">best </text:span>alignment, <text:span text:style-name="T14">focusing on estimating a phylogeny and ecological parameters. Choosing a best alignment is an accepted practice, as discussed in the previous paragraph. </text:span><text:span text:style-name="T23">The preffered practice of phylogeny and parameter estimation is not yet known</text:span><text:span text:style-name="T14"> (Etienne, personal communication). Not only the increased computational effort plays a role in this, also the development of algorithms does so: a multi-step approach does not need the development of new algorithms, where a joint inference does (for example, Lambert et al., 2015).</text:span></text:p>
        <text:p text:style-name="P15"/>
        <text:p text:style-name="P39">Simulated data, in which there <text:span text:style-name="T16">is full knowledge of the system</text:span>, is used to test the accuracy of parameter estimation. <text:span text:style-name="T16">The way phylogenies are randomly created is not by an individual-based simulation, but by randomly creating a phylogentic structure directly (for example, Stadler &amp; Bokma (2013) or Etienne &amp; Pigot (in press)). Because these null phylogenies are vital to assessing a method's validity, also these must be investigated. Already in Etienne &amp; Pigot (in press), where they propose a new null-model, the conclusions drawn from molecular data differ.</text:span></text:p>
        <text:p text:style-name="P32"/>
        <text:p text:style-name="P10"/>
        <text:p text:style-name="Heading_20_1">5b. Research questions</text:p>
        <text:list xml:id="list2767098312535932187" text:style-name="L1">
          <text:list-item>
            <text:p text:style-name="P34">Under which circumstances is a joint inference approach necessary?</text:p>
          </text:list-item>
          <text:list-item>
            <text:p text:style-name="P35">Do these circumstances apply to real data sets?</text:p>
          </text:list-item>
          <text:list-item>
            <text:p text:style-name="P36"><text:span text:style-name="T26">Are the </text:span>random phylogeny creation algorithms <text:span text:style-name="T26">correct</text:span>?</text:p>
          </text:list-item>
        </text:list>
        <text:p text:style-name="Standard"/>
        <text:p text:style-name="Heading_20_1">5c. Approach</text:p>
        <text:p text:style-name="P40">Different model systems will be chosen, that are investigated well in the lab and mathematically: </text:p>
        <text:p text:style-name="P40"/>
        <table:table table:name="Table5" table:style-name="Table5">
          <table:table-column table:style-name="Table5.A" table:number-columns-repeated="3"/>
          <table:table-row>
            <table:table-cell table:style-name="Table5.A1" office:value-type="string">
              <text:p text:style-name="P41">Model</text:p>
            </table:table-cell>
            <table:table-cell table:style-name="Table5.A1" office:value-type="string">
              <text:p text:style-name="P41">Phylogenies from lab</text:p>
            </table:table-cell>
            <table:table-cell table:style-name="Table5.C1" office:value-type="string">
              <text:p text:style-name="P41">Simulated <text:span text:style-name="T30">phylogenies</text:span></text:p>
            </table:table-cell>
          </table:table-row>
          <table:table-row>
            <table:table-cell table:style-name="Table5.A2" office:value-type="string">
              <text:p text:style-name="P42">Birth model</text:p>
            </table:table-cell>
            <table:table-cell table:style-name="Table5.A2" office:value-type="string">
              <text:p text:style-name="Table_20_Contents"/>
            </table:table-cell>
            <table:table-cell table:style-name="Table5.C2" office:value-type="string">
              <text:p text:style-name="Table_20_Contents"/>
            </table:table-cell>
          </table:table-row>
          <table:table-row>
            <table:table-cell table:style-name="Table5.A2" office:value-type="string">
              <text:p text:style-name="P42">Birth-Death model</text:p>
            </table:table-cell>
            <table:table-cell table:style-name="Table5.A2" office:value-type="string">
              <text:p text:style-name="Table_20_Contents"/>
            </table:table-cell>
            <table:table-cell table:style-name="Table5.C2" office:value-type="string">
              <text:p text:style-name="Table_20_Contents"/>
            </table:table-cell>
          </table:table-row>
          <table:table-row>
            <table:table-cell table:style-name="Table5.A2" office:value-type="string">
              <text:p text:style-name="P43">Birth-Death model <text:span text:style-name="T31">with protracted speciation</text:span></text:p>
            </table:table-cell>
            <table:table-cell table:style-name="Table5.A2" office:value-type="string">
              <text:p text:style-name="Table_20_Contents"/>
            </table:table-cell>
            <table:table-cell table:style-name="Table5.C2" office:value-type="string">
              <text:p text:style-name="P44">Etienne &amp; Pigot (in press)</text:p>
            </table:table-cell>
          </table:table-row>
          <table:table-row>
            <table:table-cell table:style-name="Table5.A2" office:value-type="string">
              <text:p text:style-name="P42"/>
            </table:table-cell>
            <table:table-cell table:style-name="Table5.A2" office:value-type="string">
              <text:p text:style-name="Table_20_Contents"/>
            </table:table-cell>
            <table:table-cell table:style-name="Table5.C2" office:value-type="string">
              <text:p text:style-name="Table_20_Contents"/>
            </table:table-cell>
          </table:table-row>
          <table:table-row>
            <table:table-cell table:style-name="Table5.A2" office:value-type="string">
              <text:p text:style-name="P42"/>
            </table:table-cell>
            <table:table-cell table:style-name="Table5.A2" office:value-type="string">
              <text:p text:style-name="Table_20_Contents"/>
            </table:table-cell>
            <table:table-cell table:style-name="Table5.C2" office:value-type="string">
              <text:p text:style-name="Table_20_Contents"/>
            </table:table-cell>
          </table:table-row>
          <table:table-row>
            <table:table-cell table:style-name="Table5.A2" office:value-type="string">
              <text:p text:style-name="P42"/>
            </table:table-cell>
            <table:table-cell table:style-name="Table5.A2" office:value-type="string">
              <text:p text:style-name="Table_20_Contents"/>
            </table:table-cell>
            <table:table-cell table:style-name="Table5.C2" office:value-type="string">
              <text:p text:style-name="Table_20_Contents"/>
            </table:table-cell>
          </table:table-row>
        </table:table>
        <text:p text:style-name="P40"/>
        <text:p text:style-name="Standard">Computer simulations <text:span text:style-name="T13">will be used to generate alignments with a known ontogeny, that follow the same assumptions of the model</text:span></text:p>
        <text:p text:style-name="Standard"/>
        <text:p text:style-name="Standard"/>
        <text:p text:style-name="Standard"/>
        <text:p text:style-name="Heading_20_1"><text:soft-page-break/>5d. Innovative aspects and scientific/societal relevance</text:p>
        <text:p text:style-name="Standard">This <text:span text:style-name="T15">research proposal is about a fundamental investigation. Albeit that a thorough check of an accepted workflow is not sexy, it might change that workflow and lead to different results. These results will result in better-informed policy makers, making better decisions. </text:span></text:p>
        <text:p text:style-name="Standard"/>
        <text:p text:style-name="Heading_20_1">5e. Literature references</text:p>
        <text:list xml:id="list4177099278644258232" text:style-name="L2">
          <text:list-item>
            <text:p text:style-name="P37">Drummond, Alexei J., and Remco R. Bouckaert. "Bayesian evolutionary analysis."</text:p>
          </text:list-item>
          <text:list-item>
            <text:p text:style-name="P38">Etienne, Rampal S., Hé<text:span text:style-name="T17">l</text:span>ène Morlon, and Amaury Lambert. "<text:span text:style-name="T24">Estimating the duration of speciation from phylogenies</text:span>." <text:span text:style-name="T10">Evolution</text:span> (2014).</text:p>
          </text:list-item>
          <text:list-item>
            <text:p text:style-name="P37">Lambert, Amaury, Hélène Morlon, and Rampal S. Etienne. "The reconstructed tree in the lineage-based model of protracted speciation." <text:span text:style-name="T10">Journal of mathematical biology</text:span> (201<text:span text:style-name="T21">5</text:span>): <text:span text:style-name="T22">70:367</text:span>-<text:span text:style-name="T22">397</text:span>.</text:p>
          </text:list-item>
          <text:list-item>
            <text:p text:style-name="P37">Nee, Sean. "Inferring speciation rates from phylogenies." <text:span text:style-name="T10">Evolution</text:span> 55.4 (2001): 661-668.</text:p>
          </text:list-item>
          <text:list-item>
            <text:p text:style-name="P37">Stadler, Tanja, and Folmer Bokma. "Estimating speciation and extinction rates for phylogenies of higher taxa." <text:span text:style-name="T10">Systematic biology</text:span> 62.2 (2013): 220-230.</text:p>
          </text:list-item>
          <text:list-item>
            <text:p text:style-name="P37">Wong, Karen M., Marc A. Suchard, and John P. Huelsenbeck. "Alignment uncertainty and genomic analysis." <text:span text:style-name="T10">Science</text:span> 319.5862 (2008): 473-476.</text:p>
          </text:list-item>
        </text:list>
        <text:p text:style-name="P24"/>
        <text:p text:style-name="Heading_20_1">5f. Time planning</text:p>
        <text:p text:style-name="P6"/>
        <text:p text:style-name="P12">Indicate the total number of words (parts 5a to 5d): </text:p>
        <text:p text:style-name="P7"/>
        <text:p text:style-name="P13"/>
        <table:table table:name="Table3" table:style-name="Table3">
          <table:table-column table:style-name="Table3.A"/>
          <table:table-row>
            <table:table-cell office:value-type="string">
              <text:p text:style-name="P23">Cost estimates</text:p>
            </table:table-cell>
          </table:table-row>
        </table:table>
        <text:p text:style-name="P25"/>
        <text:p text:style-name="P9">6. Budget</text:p>
        <text:p text:style-name="P5"/>
        <table:table table:name="Table4" table:style-name="Table4">
          <table:table-column table:style-name="Table4.A"/>
          <table:table-column table:style-name="Table4.B"/>
          <table:table-row>
            <table:table-cell office:value-type="string">
              <text:p text:style-name="P27"/>
            </table:table-cell>
            <table:table-cell office:value-type="string">
              <text:p text:style-name="P28">Costs (€)</text:p>
            </table:table-cell>
          </table:table-row>
          <table:table-row>
            <table:table-cell office:value-type="string">
              <text:p text:style-name="P27">Salary</text:p>
            </table:table-cell>
            <table:table-cell office:value-type="string">
              <text:p text:style-name="P28"/>
            </table:table-cell>
          </table:table-row>
          <table:table-row>
            <table:table-cell office:value-type="string">
              <text:p text:style-name="P30">Equipment</text:p>
            </table:table-cell>
            <table:table-cell office:value-type="string">
              <text:p text:style-name="P29"/>
            </table:table-cell>
          </table:table-row>
          <table:table-row>
            <table:table-cell office:value-type="string">
              <text:p text:style-name="P27">Consumables</text:p>
            </table:table-cell>
            <table:table-cell office:value-type="string">
              <text:p text:style-name="P28"/>
            </table:table-cell>
          </table:table-row>
          <table:table-row>
            <table:table-cell office:value-type="string">
              <text:p text:style-name="P30">Travel </text:p>
            </table:table-cell>
            <table:table-cell office:value-type="string">
              <text:p text:style-name="P28"/>
            </table:table-cell>
          </table:table-row>
          <table:table-row>
            <table:table-cell office:value-type="string">
              <text:p text:style-name="P30">TOTAL</text:p>
            </table:table-cell>
            <table:table-cell office:value-type="string">
              <text:p text:style-name="P29"/>
            </table:table-cell>
          </table:table-row>
        </table:table>
        <text:p text:style-name="P31"/>
        <text:p text:style-name="P22"/>
        <text:p text:style-name="Standard"/>
        <text:p text:style-name="Normal"><text:span text:style-name="T9">[</text:span><text:span text:style-name="T8">NB. </text:span><text:span text:style-name="T9">Salary costs of a 4-year Dutch PhD project: €18</text:span><text:bookmark text:name="_GoBack"/><text:span text:style-name="T9">0,000.]</text:span></text:p>
        <text:p text:style-name="P25"/>
        <text:p text:style-name="P25">Specification: </text:p>
        <text:p text:style-name="nieuwsbrief_20_kopje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Book Antiqua" svg:font-family="'Book Antiqua'"/>
    <style:font-face style:name="Courier New" svg:font-family="'Courier New'"/>
    <style:font-face style:name="Garamond" svg:font-family="Garamond"/>
    <style:font-face style:name="Liberation Sans" svg:font-family="'Liberation Sans'"/>
    <style:font-face style:name="Tahoma" svg:font-family="Tahoma"/>
    <style:font-face style:name="Verdana" svg:font-family="Verdana"/>
    <style:font-face style:name="FreeSerif" svg:font-family="FreeSerif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65in" style:writing-mode="lr-tb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style:writing-mode="lr-tb"/>
      <style:text-properties fo:language="nl" fo:country="N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Standard" style:class="text">
      <style:paragraph-properties fo:line-height="120%" fo:orphans="2" fo:widows="2"/>
      <style:text-properties fo:font-size="12pt" fo:font-style="italic"/>
    </style:style>
    <style:style style:name="klad" style:family="paragraph" style:parent-style-name="Standard">
      <style:paragraph-properties fo:orphans="2" fo:widows="2"/>
      <style:text-properties fo:color="#ff0000" style:font-name="Arial" fo:font-family="Arial" fo:language="en" fo:country="GB"/>
    </style:style>
    <style:style style:name="annotation_20_subject" style:display-name="annotation subject" style:family="paragraph" style:parent-style-name="Standard">
      <style:text-properties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Arial" fo:font-family="Arial" fo:language="en" fo:country="GB"/>
    </style:style>
    <style:style style:name="Normal" style:family="paragraph"/>
    <style:style style:name="Caption" style:family="paragraph" style:parent-style-name="Standard" style:class="extra">
      <style:paragraph-properties fo:margin-top="0.0835in" fo:margin-bottom="0.0835in" loext:contextual-spacing="false"/>
      <style:text-properties fo:font-size="12pt" fo:font-style="italic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Balloon_20_Text" style:display-name="Balloon Text" style:family="paragraph" style:parent-style-name="Standard">
      <style:text-properties style:font-name="Tahoma" fo:font-family="Tahoma" fo:font-size="8pt"/>
    </style:style>
    <style:style style:name="Heading_20_1" style:display-name="Heading 1" style:family="paragraph" style:parent-style-name="Standard" style:next-style-name="Standard" style:class="text">
      <style:paragraph-properties fo:orphans="2" fo:widows="2" fo:keep-with-next="always"/>
      <style:text-properties fo:language="en" fo:country="GB" fo:font-weight="bold"/>
    </style:style>
    <style:style style:name="Heading_20_2" style:display-name="Heading 2" style:family="paragraph" style:parent-style-name="Standard" style:next-style-name="Standard" style:class="text">
      <style:paragraph-properties fo:orphans="2" fo:widows="2" fo:keep-with-next="always"/>
      <style:text-properties style:font-name="Garamond" fo:font-family="Garamond" fo:font-size="10.5pt" fo:font-style="italic"/>
    </style:style>
    <style:style style:name="Heading_20_3" style:display-name="Heading 3" style:family="paragraph" style:parent-style-name="Standard" style:next-style-name="Standard" style:class="text">
      <style:paragraph-properties fo:text-align="justify" style:justify-single-word="false" fo:keep-with-next="always"/>
      <style:text-properties fo:language="en" fo:country="US" fo:font-style="italic"/>
    </style:style>
    <style:style style:name="nieuwsbrief_20_kopje" style:display-name="nieuwsbrief kopje" style:family="paragraph" style:parent-style-name="Standard">
      <style:paragraph-properties fo:orphans="2" fo:widows="2"/>
      <style:text-properties fo:text-transform="uppercase" style:font-name="Garamond" fo:font-family="Garamond" fo:font-size="11pt" fo:font-weight="bold"/>
    </style:style>
    <style:style style:name="Footer" style:family="paragraph" style:parent-style-name="Standard" style:class="extra">
      <style:paragraph-properties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in" fo:margin-right="0in" fo:line-height="18%" fo:orphans="2" fo:widows="2" fo:text-indent="-0.2484in" style:auto-text-indent="false"/>
      <style:text-properties style:font-name="Book Antiqua" fo:font-family="'Book Antiqua'" fo:font-size="11pt"/>
    </style:style>
    <style:style style:name="Header" style:family="paragraph" style:parent-style-name="Standard" style:class="extra">
      <style:paragraph-properties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color="#ffffff" style:font-name="Arial" fo:font-family="Arial" fo:font-size="14pt" fo:language="en" fo:country="GB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footnote_20_reference_5f_text_5f_text_5f_text" style:display-name="footnote reference_text_text_text" style:family="text">
      <style:text-properties style:text-position="33% 58%"/>
    </style:style>
    <style:style style:name="page_20_number_5f_text_5f_text_5f_text" style:display-name="page number_text_text_text" style:family="text">
      <style:text-properties fo:font-size="10pt"/>
    </style:style>
    <style:style style:name="Char_5f_text_5f_text_5f_text" style:display-name="Char_text_text_text" style:family="text">
      <style:text-properties fo:color="#ffffff" style:font-name="Arial" fo:font-family="Arial" fo:font-size="14pt" fo:language="en" fo:country="GB" fo:font-weight="bold"/>
    </style:style>
    <style:style style:name="HTML_20_Typewriter_5f_text_5f_text_5f_text" style:display-name="HTML Typewriter_text_text_text" style:family="text">
      <style:text-properties style:font-name="Courier New" fo:font-family="'Courier New'" fo:font-size="10pt"/>
    </style:style>
    <style:style style:name="normal1_5f_text_5f_text_5f_text" style:display-name="normal1_text_text_text" style:family="text">
      <style:text-properties fo:color="#000000" style:font-name="Verdana" fo:font-family="Verdana" fo:font-size="8.5pt" fo:font-weight="normal"/>
    </style:style>
    <style:style style:name="ListLabel_20_4_5f_text_5f_text_5f_text" style:display-name="ListLabel 4_text_text_text" style:family="text">
      <style:text-properties fo:color="#00000a"/>
    </style:style>
    <style:style style:name="klad_20_Char_5f_text_5f_text_5f_text" style:display-name="klad Char_text_text_text" style:family="text">
      <style:text-properties fo:color="#ff0000" style:font-name="Arial" fo:font-family="Arial" fo:language="en" fo:country="GB"/>
    </style:style>
    <style:style style:name="ListLabel_20_3_5f_text_5f_text_5f_text" style:display-name="ListLabel 3_text_text_text" style:family="text">
      <style:text-properties fo:color="#00000a"/>
    </style:style>
    <style:style style:name="annotation_20_reference_5f_text_5f_text_5f_text" style:display-name="annotation reference_text_text_text" style:family="text">
      <style:text-properties fo:font-size="8pt"/>
    </style:style>
    <style:style style:name="Internet_20_link_5f_text_5f_text_5f_text" style:display-name="Internet link_text_text_text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align="justify" style:justify-single-word="false" fo:text-indent="5.2173in" style:auto-text-indent="false"/>
    </style:style>
    <style:style style:name="MP2" style:family="paragraph" style:parent-style-name="Standard">
      <style:paragraph-properties fo:background-color="#ffffff" fo:padding-left="0.0555in" fo:padding-right="0in" fo:padding-top="0.0138in" fo:padding-bottom="0in" fo:border="0.51pt solid #00000a">
        <style:tab-stops>
          <style:tab-stop style:position="1.9689in"/>
          <style:tab-stop style:position="2.5591in"/>
          <style:tab-stop style:position="3.1492in"/>
          <style:tab-stop style:position="3.6417in"/>
          <style:tab-stop style:position="4.2327in"/>
          <style:tab-stop style:position="4.7244in"/>
          <style:tab-stop style:position="5.3154in"/>
        </style:tab-stops>
        <style:background-image/>
      </style:paragraph-properties>
    </style:style>
    <style:style style:name="MP3" style:family="paragraph" style:parent-style-name="Standard">
      <style:text-properties style:font-name="Arial" fo:font-size="14pt" fo:language="en" fo:country="US" fo:font-weight="bold"/>
    </style:style>
    <style:style style:name="MP4" style:family="paragraph" style:parent-style-name="Standard">
      <style:text-properties style:font-name="Arial" fo:font-size="14pt" fo:language="en" fo:country="GB"/>
    </style:style>
    <style:style style:name="MP5" style:family="paragraph" style:parent-style-name="Header">
      <style:paragraph-properties fo:orphans="2" fo:widows="2"/>
      <style:text-properties fo:font-size="8pt" fo:language="en" fo:country="GB" fo:font-style="italic"/>
    </style:style>
    <style:style style:name="MP6" style:family="paragraph" style:parent-style-name="Footer">
      <style:paragraph-properties fo:break-before="page"/>
    </style:style>
    <style:style style:name="MP7" style:family="paragraph" style:parent-style-name="Header">
      <style:paragraph-properties fo:orphans="2" fo:widows="2"/>
      <style:text-properties style:font-name="Arial" fo:language="en" fo:country="US" fo:font-weight="bold"/>
    </style:style>
    <style:style style:name="MT1" style:family="text">
      <style:text-properties fo:font-size="20pt" fo:language="en" fo:country="US" fo:font-weight="bold"/>
    </style:style>
    <style:style style:name="MT2" style:family="text">
      <style:text-properties fo:font-size="20pt" fo:language="en" fo:country="US" fo:font-style="italic" fo:font-weight="bold"/>
    </style:style>
    <style:style style:name="MT3" style:family="text">
      <style:text-properties fo:font-size="20pt" fo:language="en" fo:country="US" fo:font-style="italic"/>
    </style:style>
    <style:style style:name="MT4" style:family="text">
      <style:text-properties fo:font-size="18pt" fo:language="en" fo:country="US" fo:font-style="italic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122in" fo:margin-left="0in" fo:margin-right="0in" fo:margin-bottom="0in"/>
      </style:header-style>
      <style:footer-style>
        <style:header-footer-properties svg:height="0.9528in" fo:margin-left="0in" fo:margin-right="0in" fo:margin-top="0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T </text:span><text:span text:style-name="MT2">O</text:span><text:span text:style-name="MT1"> P T A L E N T </text:span><text:span text:style-name="MT3">2015</text:span><text:span text:style-name="MT4"> <text:s text:c="2"/><text:tab/><text:tab/><text:tab/><text:tab/><text:tab/> </text:span></text:p>
        <text:p text:style-name="MP3">Application form</text:p>
        <text:p text:style-name="MP4"/>
        <text:p text:style-name="MP5"/>
      </style:header>
      <style:footer>
        <text:p text:style-name="MP6"/>
        <text:p text:style-name="MP7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Linux_x86 LibreOffice_project/430m0$Build-2</meta:generator>
    <dc:title>Basic details</dc:title>
    <meta:initial-creator>IVENSABF</meta:initial-creator>
    <meta:creation-date>2014-12-16T12:51:00</meta:creation-date>
    <dc:date>2015-01-21T12:11:38.782711429</dc:date>
    <meta:print-date>2006-11-15T01:50:00</meta:print-date>
    <meta:editing-duration>PT3H48M39S</meta:editing-duration>
    <meta:editing-cycles>71</meta:editing-cycles>
    <meta:document-statistic meta:table-count="5" meta:image-count="0" meta:object-count="0" meta:page-count="5" meta:paragraph-count="58" meta:word-count="765" meta:character-count="5061" meta:non-whitespace-character-count="4343"/>
  </office:meta>
</office:document-meta>
</file>